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36e5" officeooo:paragraph-rsid="001c36e5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c36e5" officeooo:paragraph-rsid="001c36e5"/>
    </style:style>
    <style:style style:name="P3" style:family="paragraph" style:parent-style-name="Standard">
      <style:paragraph-properties fo:text-align="center" style:justify-single-word="false"/>
      <style:text-properties officeooo:rsid="001c36e5" officeooo:paragraph-rsid="001c36e5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6" style:family="paragraph" style:parent-style-name="Standard">
      <style:text-properties officeooo:rsid="001e5d91" officeooo:paragraph-rsid="001c36e5"/>
    </style:style>
    <style:style style:name="P7" style:family="paragraph" style:parent-style-name="Standard">
      <style:text-properties officeooo:rsid="001e5d91" officeooo:paragraph-rsid="001e5d91"/>
    </style:style>
    <style:style style:name="P8" style:family="paragraph" style:parent-style-name="Standard">
      <style:paragraph-properties fo:text-align="center" style:justify-single-word="false" fo:break-before="page"/>
      <style:text-properties officeooo:rsid="001e5d91" officeooo:paragraph-rsid="001e5d91"/>
    </style:style>
    <style:style style:name="P9" style:family="paragraph" style:parent-style-name="Standard">
      <style:text-properties officeooo:rsid="001ee972" officeooo:paragraph-rsid="001ee972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ee972" officeooo:paragraph-rsid="001ee972"/>
    </style:style>
    <style:style style:name="P11" style:family="paragraph" style:parent-style-name="Standard">
      <style:text-properties fo:font-weight="bold" officeooo:rsid="001ee972" officeooo:paragraph-rsid="001ee97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ee972" officeooo:paragraph-rsid="001ee972" style:font-weight-asian="bold" style:font-weight-complex="bold"/>
    </style:style>
    <style:style style:name="P13" style:family="paragraph" style:parent-style-name="Standard">
      <style:text-properties fo:font-weight="bold" officeooo:rsid="001e5d91" officeooo:paragraph-rsid="001e5d91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ee972" officeooo:paragraph-rsid="001ee972" style:font-weight-asian="bold" style:font-weight-complex="bold"/>
    </style:style>
    <style:style style:name="P15" style:family="paragraph" style:parent-style-name="Standard">
      <style:text-properties fo:font-size="11pt" style:text-underline-style="solid" style:text-underline-width="auto" style:text-underline-color="font-color" fo:font-weight="bold" officeooo:rsid="001ee972" officeooo:paragraph-rsid="001ee972" style:font-size-asian="11pt" style:font-weight-asian="bold" style:font-size-complex="11pt" style:font-weight-complex="bold"/>
    </style:style>
    <style:style style:name="P16" style:family="paragraph" style:parent-style-name="Standard">
      <style:text-properties fo:font-size="14pt" style:text-underline-style="solid" style:text-underline-width="auto" style:text-underline-color="font-color" fo:font-weight="bold" officeooo:rsid="001ee972" officeooo:paragraph-rsid="001ee972" style:font-size-asian="14pt" style:font-weight-asian="bold" style:font-size-complex="14pt" style:font-weight-complex="bold"/>
    </style:style>
    <style:style style:name="T1" style:family="text">
      <style:text-properties fo:color="#b58900" loext:opacity="100%" style:font-name="Monospace" fo:font-size="10pt" style:font-size-asian="10pt"/>
    </style:style>
    <style:style style:name="T2" style:family="text">
      <style:text-properties fo:color="#268bd2" loext:opacity="100%" style:font-name="Monospace" fo:font-size="10pt" style:font-size-asian="10pt"/>
    </style:style>
    <style:style style:name="T3" style:family="text">
      <style:text-properties fo:color="#93a1a1" loext:opacity="100%" style:font-name="Monospace" fo:font-size="10pt" style:font-size-asian="10pt"/>
    </style:style>
    <style:style style:name="T4" style:family="text">
      <style:text-properties fo:color="#000000" loext:opacity="100%" style:font-name="Monospace" fo:font-size="10pt" style:font-size-asian="10pt"/>
    </style:style>
    <style:style style:name="T5" style:family="text">
      <style:text-properties fo:color="#000000" loext:opacity="100%" style:font-name="Monospace" fo:font-size="10pt" fo:font-style="italic" style:font-size-asian="10pt" style:font-style-asian="italic"/>
    </style:style>
    <style:style style:name="T6" style:family="text">
      <style:text-properties fo:color="#000000" loext:opacity="100%" style:font-name="Monospace"/>
    </style:style>
    <style:style style:name="T7" style:family="text">
      <style:text-properties fo:color="#2aa198" loext:opacity="100%" style:font-name="Monospace" fo:font-size="10pt" style:font-size-asian="10pt"/>
    </style:style>
    <style:style style:name="T8" style:family="text">
      <style:text-properties officeooo:rsid="001ce5e0"/>
    </style:style>
    <style:style style:name="T9" style:family="text">
      <style:text-properties fo:color="#7f0055" loext:opacity="100%" style:font-name="Monospace" fo:font-size="10pt" fo:font-weight="bold" style:font-size-asian="10pt" style:font-weight-asian="bold"/>
    </style:style>
    <style:style style:name="T10" style:family="text">
      <style:text-properties fo:color="#6a3e3e" loext:opacity="100%" style:font-name="Monospace" fo:font-size="10pt" style:font-size-asian="10pt"/>
    </style:style>
    <style:style style:name="T11" style:family="text">
      <style:text-properties fo:color="#2a00ff" loext:opacity="100%" style:font-name="Monospace" fo:font-size="10pt" style:font-size-asian="10pt"/>
    </style:style>
    <style:style style:name="T12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6"/><text:span text:style-name="T8"><text:s/></text:span>Google Drive</text:p>
      <text:p text:style-name="P1"/>
      <text:p text:style-name="P1">GdriveApplication.java</text:p>
      <text:p text:style-name="P1">package Famt.com.AWS;</text:p>
      <text:p text:style-name="P1"/>
      <text:p text:style-name="P1">//import org.springframework.boot.SpringApplication;</text:p>
      <text:p text:style-name="P1">//import org.springframework.boot.autoconfigure.SpringBootApplication;</text:p>
      <text:p text:style-name="P1">import com.google.api.client.auth.oauth2.Credential;</text:p>
      <text:p text:style-name="P1">import com.google.api.client.extensions.java6.auth.oauth2.AuthorizationCodeInstalledApp;</text:p>
      <text:p text:style-name="P1">import com.google.api.client.extensions.jetty.auth.oauth2.LocalServerReceiver;</text:p>
      <text:p text:style-name="P1">import com.google.api.client.googleapis.auth.oauth2.GoogleAuthorizationCodeFlow;</text:p>
      <text:p text:style-name="P1">import com.google.api.client.googleapis.auth.oauth2.GoogleClientSecrets;</text:p>
      <text:p text:style-name="P1">import com.google.api.client.googleapis.javanet.GoogleNetHttpTransport;</text:p>
      <text:p text:style-name="P1">import com.google.api.client.http.AbstractInputStreamContent;</text:p>
      <text:p text:style-name="P1">import com.google.api.client.http.InputStreamContent;</text:p>
      <text:p text:style-name="P1">import com.google.api.client.http.javanet.NetHttpTransport;</text:p>
      <text:p text:style-name="P1">import com.google.api.client.json.JsonFactory;</text:p>
      <text:p text:style-name="P1">import com.google.api.client.json.jackson2.JacksonFactory;</text:p>
      <text:p text:style-name="P1">import com.google.api.client.util.store.FileDataStoreFactory;</text:p>
      <text:p text:style-name="P1">import com.google.api.services.drive.Drive;</text:p>
      <text:p text:style-name="P1">import com.google.api.services.drive.DriveScopes;</text:p>
      <text:p text:style-name="P1">import com.google.api.services.drive.model.File;</text:p>
      <text:p text:style-name="P1">import com.google.api.services.drive.model.FileList;</text:p>
      <text:p text:style-name="P1"/>
      <text:p text:style-name="P1">import java.io.FileInputStream;</text:p>
      <text:p text:style-name="P1">import java.io.FileNotFoundException;</text:p>
      <text:p text:style-name="P1">import java.io.IOException;</text:p>
      <text:p text:style-name="P1">import java.io.InputStream;</text:p>
      <text:p text:style-name="P1">import java.io.InputStreamReader;</text:p>
      <text:p text:style-name="P1">import java.security.GeneralSecurityException;</text:p>
      <text:p text:style-name="P1">import java.util.Collections;</text:p>
      <text:p text:style-name="P1">import java.util.List;</text:p>
      <text:p text:style-name="P1"/>
      <text:p text:style-name="P1"/>
      <text:p text:style-name="P1">//@SpringBootApplication</text:p>
      <text:p text:style-name="P1">public class AwsApplication {</text:p>
      <text:p text:style-name="P1"><text:tab/>private static final JsonFactory JSON_FACTORY = JacksonFactory.getDefaultInstance();</text:p>
      <text:p text:style-name="P1"/>
      <text:p text:style-name="P1"><text:s text:c="4"/>// Directory to store user credentials for this application.</text:p>
      <text:p text:style-name="P1"><text:s text:c="3"/>//private static final java.io.File CREDENTIALS_FOLDER = new java.io.File(System.getProperty("user.home"), "credentials");</text:p>
      <text:p text:style-name="P1"><text:s text:c="3"/>private static final java.io.File CREDENTIALS_FOLDER = new java.io.File("/home/anil/eclipse/AWS");</text:p>
      <text:p text:style-name="P1"><text:s text:c="3"/></text:p>
      <text:p text:style-name="P1"><text:s text:c="3"/>// Global instance of the scopes required by this program. </text:p>
      <text:p text:style-name="P1"><text:s text:c="4"/>private static final List&lt;String&gt; SCOPES = Collections.singletonList(DriveScopes.DRIVE);</text:p>
      <text:p text:style-name="P1"><text:s text:c="4"/>//https://developers.google.com/resources/api-libraries/documentation/drive/v2/java/latest/com/google/api/services/drive/DriveScopes.html</text:p>
      <text:p text:style-name="P1"><text:s text:c="4"/></text:p>
      <text:p text:style-name="P1"><text:s text:c="4"/>private static Credential getCredentials(final NetHttpTransport HTTP_TRANSPORT) throws IOException {</text:p>
      <text:p text:style-name="P1"><text:s text:c="8"/>java.io.File clientSecretFilePath = new java.io.File("/home/anil/eclipse/AWS/client.json");</text:p>
      <text:p text:style-name="P1"><text:soft-page-break/><text:s text:c="8"/></text:p>
      <text:p text:style-name="P1"><text:s text:c="8"/>if (!clientSecretFilePath.exists()) {</text:p>
      <text:p text:style-name="P1"><text:s text:c="12"/>throw new FileNotFoundException("Please copy credentials.");</text:p>
      <text:p text:style-name="P1"><text:s text:c="8"/>}</text:p>
      <text:p text:style-name="P1"/>
      <text:p text:style-name="P1"><text:s text:c="8"/>// Load client secrets.</text:p>
      <text:p text:style-name="P1"><text:s text:c="8"/>InputStream in = new FileInputStream(clientSecretFilePath);</text:p>
      <text:p text:style-name="P1"><text:s text:c="8"/></text:p>
      <text:p text:style-name="P1"><text:s text:c="8"/>GoogleClientSecrets clientSecrets = GoogleClientSecrets.load(JSON_FACTORY, new InputStreamReader(in));</text:p>
      <text:p text:style-name="P1"/>
      <text:p text:style-name="P1"><text:s text:c="8"/>// Build flow and trigger user authorization request.</text:p>
      <text:p text:style-name="P1"><text:s text:c="8"/>GoogleAuthorizationCodeFlow flow = new GoogleAuthorizationCodeFlow.Builder(HTTP_TRANSPORT, JSON_FACTORY,</text:p>
      <text:p text:style-name="P1"><text:s text:c="16"/>clientSecrets, SCOPES).setDataStoreFactory(new FileDataStoreFactory(CREDENTIALS_FOLDER))</text:p>
      <text:p text:style-name="P1"><text:s text:c="24"/>.setAccessType("offline").build();</text:p>
      <text:p text:style-name="P1"><text:s text:c="8"/>//System.out.println("Flow info - " + flow.toString());</text:p>
      <text:p text:style-name="P1"><text:s text:c="8"/></text:p>
      <text:p text:style-name="P1"><text:s text:c="8"/>return new AuthorizationCodeInstalledApp(flow, new LocalServerReceiver()).authorize("user");</text:p>
      <text:p text:style-name="P1"><text:s text:c="4"/>}</text:p>
      <text:p text:style-name="P1"/>
      <text:p text:style-name="P1"><text:s text:c="4"/>public static void main(String[] args) throws IOException, GeneralSecurityException {</text:p>
      <text:p text:style-name="P1"><text:s text:c="8"/>// 1: Build a new authorized API client service.</text:p>
      <text:p text:style-name="P1"><text:s text:c="8"/>final NetHttpTransport HTTP_TRANSPORT = GoogleNetHttpTransport.newTrustedTransport();</text:p>
      <text:p text:style-name="P1"/>
      <text:p text:style-name="P1"><text:s text:c="8"/>// 2: Read client_secret.json file &amp; create Credential object.</text:p>
      <text:p text:style-name="P1"><text:s text:c="8"/>Credential credential = getCredentials(HTTP_TRANSPORT);</text:p>
      <text:p text:style-name="P1"/>
      <text:p text:style-name="P1"><text:s text:c="8"/>// 3: Create Google Drive Service.</text:p>
      <text:p text:style-name="P1"><text:s text:c="8"/>Drive service = new Drive.Builder(HTTP_TRANSPORT, JSON_FACTORY, credential).build();</text:p>
      <text:p text:style-name="P1"/>
      <text:p text:style-name="P1"><text:s text:c="8"/>// Print the names and IDs for up to 10 files.</text:p>
      <text:p text:style-name="P1"><text:s text:c="8"/>FileList result = service.files().list().setPageSize(2).setFields("nextPageToken, files(id, name)").execute();</text:p>
      <text:p text:style-name="P1"><text:s text:c="8"/>String lastFile = "";</text:p>
      <text:p text:style-name="P1"><text:s text:c="8"/>List&lt;File&gt; files = result.getFiles();</text:p>
      <text:p text:style-name="P1"><text:s text:c="8"/>if (files == null || files.isEmpty()) {</text:p>
      <text:p text:style-name="P1"><text:s text:c="12"/>System.out.println("No files found.");</text:p>
      <text:p text:style-name="P1"><text:s text:c="8"/>} else {</text:p>
      <text:p text:style-name="P1"><text:s text:c="12"/>System.out.println("Files:");</text:p>
      <text:p text:style-name="P1"><text:s text:c="12"/>for (File file : files) {</text:p>
      <text:p text:style-name="P1"><text:s text:c="16"/>System.out.printf("%s (%s)\n", file.getName(), file.getId());</text:p>
      <text:p text:style-name="P1"><text:s text:c="16"/>lastFile = file.getId();</text:p>
      <text:p text:style-name="P1"><text:s text:c="12"/>}</text:p>
      <text:p text:style-name="P1"><text:s text:c="8"/>}</text:p>
      <text:p text:style-name="P1"><text:s text:c="8"/></text:p>
      <text:p text:style-name="P1"><text:s text:c="8"/>//Downloading a file from GDrive</text:p>
      <text:p text:style-name="P1"><text:s text:c="8"/>/*java.io.OutputStream output = new java.io.FileOutputStream("output.pdf");;</text:p>
      <text:p text:style-name="P1"><text:soft-page-break/><text:s text:c="8"/>service.files().export(lastFile, "application/pdf").executeAndDownloadTo(output);</text:p>
      <text:p text:style-name="P1"><text:s text:c="8"/>System.out.println("File downloaded..");*/</text:p>
      <text:p text:style-name="P1"><text:tab/><text:tab/></text:p>
      <text:p text:style-name="P1"><text:s text:c="8"/></text:p>
      <text:p text:style-name="P1"><text:s text:c="8"/>//Create Folder on Google Drive</text:p>
      <text:p text:style-name="P1"><text:s text:c="8"/>File fileMetadata = new File(); <text:s text:c="2"/></text:p>
      <text:p text:style-name="P1"><text:s text:c="8"/>fileMetadata.setName("MyFolderUsingJava");</text:p>
      <text:p text:style-name="P1"><text:s text:c="8"/>fileMetadata.setMimeType("application/vnd.google-apps.folder");</text:p>
      <text:p text:style-name="P1"><text:s text:c="8"/>//fileMetadata.setParents(folderIdParent);</text:p>
      <text:p text:style-name="P1"><text:s text:c="8"/></text:p>
      <text:p text:style-name="P1"><text:s text:c="8"/>File file = service.files().create(fileMetadata).setFields("id, name").execute();</text:p>
      <text:p text:style-name="P1"><text:s text:c="8"/>if(file != null)</text:p>
      <text:p text:style-name="P1"><text:s text:c="8"/><text:tab/>System.out.println("Folder Created..");</text:p>
      <text:p text:style-name="P1"><text:s text:c="8"/></text:p>
      <text:p text:style-name="P1"><text:s text:c="8"/></text:p>
      <text:p text:style-name="P1"><text:s text:c="8"/>//Creating a file on GDrive</text:p>
      <text:p text:style-name="P1"><text:s text:c="8"/>java.io.File uploadFileContent = new java.io.File("/home/anil/eclipse/AWS/File.txt");</text:p>
      <text:p text:style-name="P1"><text:s text:c="8"/>String contentType = "text/plain";</text:p>
      <text:p text:style-name="P1"><text:s text:c="8"/></text:p>
      <text:p text:style-name="P1"><text:s text:c="8"/>AbstractInputStreamContent uploadStreamContent = new InputStreamContent(contentType,new FileInputStream(uploadFileContent));</text:p>
      <text:p text:style-name="P1"><text:s text:c="8"/>fileMetadata = new File();</text:p>
      <text:p text:style-name="P1"><text:s text:c="8"/>fileMetadata.setName("MyGDriveJavaFile.txt");</text:p>
      <text:p text:style-name="P1"><text:s text:c="8"/>file = service.files().create(fileMetadata, uploadStreamContent).setFields("id, webContentLink, webViewLink, parents").execute();</text:p>
      <text:p text:style-name="P1"><text:s text:c="8"/></text:p>
      <text:p text:style-name="P1"><text:s text:c="8"/>if(file != null) {</text:p>
      <text:p text:style-name="P1"><text:s text:c="8"/><text:tab/>System.out.println("File Created..");</text:p>
      <text:p text:style-name="P1"><text:s text:c="8"/><text:tab/>System.out.println("WebContentLink: " + file.getWebContentLink() );</text:p>
      <text:p text:style-name="P1"><text:s text:c="8"/><text:tab/>System.out.println("WebViewLink: " + file.getWebViewLink() );</text:p>
      <text:p text:style-name="P1"><text:s text:c="8"/>}</text:p>
      <text:p text:style-name="P1"><text:s text:c="6"/>//SpringApplication.run(GDriveJavaApplication.class, args);</text:p>
      <text:p text:style-name="P1"><text:tab/>}</text:p>
      <text:p text:style-name="P1">}</text:p>
      <text:p text:style-name="P1"/>
      <text:p text:style-name="P1"/>
      <text:p text:style-name="P1"/>
      <text:p text:style-name="P1"/>
      <text:p text:style-name="P1">pom.xml</text:p>
      <text:p text:style-name="P1"/>
      <text:p text:style-name="P1"/>
      <text:p text:style-name="P2"><text:span text:style-name="T1">&lt;?</text:span><text:span text:style-name="T2">xml</text:span><text:span text:style-name="T3"> version</text:span><text:span text:style-name="T1">=</text:span><text:span text:style-name="T3">"</text:span><text:span text:style-name="T1">1.0</text:span><text:span text:style-name="T3">" encoding</text:span><text:span text:style-name="T1">=</text:span><text:span text:style-name="T3">"</text:span><text:span text:style-name="T1">UTF-8</text:span><text:span text:style-name="T3">"</text:span><text:span text:style-name="T1">?&gt;</text:span></text:p>
      <text:p text:style-name="P4"><text:span text:style-name="T4">&lt;</text:span><text:span text:style-name="T2">project</text:span><text:span text:style-name="T4"> </text:span><text:span text:style-name="T3">xmlns</text:span><text:span text:style-name="T4">=</text:span><text:span text:style-name="T3">"</text:span><text:span text:style-name="T7">http://maven.apache.org/POM/4.0.0</text:span><text:span text:style-name="T3">"</text:span><text:span text:style-name="T4"> </text:span><text:span text:style-name="T3">xmlns:xsi</text:span><text:span text:style-name="T4">=</text:span><text:span text:style-name="T3">"</text:span><text:span text:style-name="T7">http://www.w3.org/2001/XMLSchema-instance</text:span><text:span text:style-name="T3">"</text:span></text:p>
      <text:p text:style-name="P4"><text:span text:style-name="T4"><text:tab/></text:span><text:span text:style-name="T3">xsi:schemaLocation</text:span><text:span text:style-name="T4">=</text:span><text:span text:style-name="T3">"</text:span><text:span text:style-name="T7">http://maven.apache.org/POM/4.0.0 https://maven.apache.org/xsd/maven-4.0.0.xsd</text:span><text:span text:style-name="T3">"</text:span><text:span text:style-name="T4">&gt;</text:span></text:p>
      <text:p text:style-name="P4"><text:span text:style-name="T4"><text:tab/>&lt;</text:span><text:span text:style-name="T2">modelVersion</text:span><text:span text:style-name="T4">&gt;4.0.0&lt;/</text:span><text:span text:style-name="T2">modelVersion</text:span><text:span text:style-name="T4">&gt;</text:span></text:p>
      <text:p text:style-name="P4"><text:span text:style-name="T4"><text:tab/>&lt;</text:span><text:span text:style-name="T2">parent</text:span><text:span text:style-name="T4">&gt;</text:span></text:p>
      <text:p text:style-name="P4"><text:span text:style-name="T4"><text:tab/><text:tab/>&lt;</text:span><text:span text:style-name="T2">groupId</text:span><text:span text:style-name="T4">&gt;org.springframework.boot&lt;/</text:span><text:span text:style-name="T2">groupId</text:span><text:span text:style-name="T4">&gt;</text:span></text:p>
      <text:p text:style-name="P4"><text:span text:style-name="T4"><text:tab/><text:tab/>&lt;</text:span><text:span text:style-name="T2">artifactId</text:span><text:span text:style-name="T4">&gt;spring-boot-starter-parent&lt;/</text:span><text:span text:style-name="T2">artifactId</text:span><text:span text:style-name="T4">&gt;</text:span></text:p>
      <text:p text:style-name="P4"><text:span text:style-name="T4"><text:tab/><text:tab/>&lt;</text:span><text:span text:style-name="T2">version</text:span><text:span text:style-name="T4">&gt;2.7.5&lt;/</text:span><text:span text:style-name="T2">version</text:span><text:span text:style-name="T4">&gt;</text:span></text:p>
      <text:p text:style-name="P4"><text:span text:style-name="T4"><text:tab/><text:tab/>&lt;</text:span><text:span text:style-name="T2">relativePath</text:span><text:span text:style-name="T4">/&gt; </text:span><text:span text:style-name="T3">&lt;!-- lookup parent from repository --&gt;</text:span></text:p>
      <text:p text:style-name="P4"><text:span text:style-name="T4"><text:tab/>&lt;/</text:span><text:span text:style-name="T2">parent</text:span><text:span text:style-name="T4">&gt;</text:span></text:p>
      <text:p text:style-name="P4"><text:span text:style-name="T4"><text:tab/>&lt;</text:span><text:span text:style-name="T2">groupId</text:span><text:span text:style-name="T4">&gt;Famt.com&lt;/</text:span><text:span text:style-name="T2">groupId</text:span><text:span text:style-name="T4">&gt;</text:span></text:p>
      <text:p text:style-name="P4"><text:soft-page-break/><text:span text:style-name="T4"><text:tab/>&lt;</text:span><text:span text:style-name="T2">artifactId</text:span><text:span text:style-name="T4">&gt;AWS&lt;/</text:span><text:span text:style-name="T2">artifactId</text:span><text:span text:style-name="T4">&gt;</text:span></text:p>
      <text:p text:style-name="P4"><text:span text:style-name="T4"><text:tab/>&lt;</text:span><text:span text:style-name="T2">version</text:span><text:span text:style-name="T4">&gt;0.0.1-SNAPSHOT&lt;/</text:span><text:span text:style-name="T2">version</text:span><text:span text:style-name="T4">&gt;</text:span></text:p>
      <text:p text:style-name="P4"><text:span text:style-name="T4"><text:tab/>&lt;</text:span><text:span text:style-name="T2">name</text:span><text:span text:style-name="T4">&gt;AWS&lt;/</text:span><text:span text:style-name="T2">name</text:span><text:span text:style-name="T4">&gt;</text:span></text:p>
      <text:p text:style-name="P4"><text:span text:style-name="T4"><text:tab/>&lt;</text:span><text:span text:style-name="T2">description</text:span><text:span text:style-name="T4">&gt;Demo project for Spring Boot&lt;/</text:span><text:span text:style-name="T2">description</text:span><text:span text:style-name="T4">&gt;</text:span></text:p>
      <text:p text:style-name="P4"><text:span text:style-name="T4"><text:tab/>&lt;</text:span><text:span text:style-name="T2">properties</text:span><text:span text:style-name="T4">&gt;</text:span></text:p>
      <text:p text:style-name="P4"><text:span text:style-name="T4"><text:tab/><text:tab/>&lt;</text:span><text:span text:style-name="T2">java.version</text:span><text:span text:style-name="T4">&gt;11&lt;/</text:span><text:span text:style-name="T2">java.version</text:span><text:span text:style-name="T4">&gt;</text:span></text:p>
      <text:p text:style-name="P4"><text:span text:style-name="T4"><text:tab/>&lt;/</text:span><text:span text:style-name="T2">properties</text:span><text:span text:style-name="T4">&gt;</text:span></text:p>
      <text:p text:style-name="P4"><text:span text:style-name="T4"><text:tab/>&lt;</text:span><text:span text:style-name="T2">dependencies</text:span><text:span text:style-name="T4">&gt;</text:span></text:p>
      <text:p text:style-name="P4"><text:span text:style-name="T4"><text:tab/><text:tab/>&lt;</text:span><text:span text:style-name="T2">dependency</text:span><text:span text:style-name="T4">&gt;</text:span></text:p>
      <text:p text:style-name="P4"><text:span text:style-name="T4"><text:tab/><text:tab/><text:tab/>&lt;</text:span><text:span text:style-name="T2">groupId</text:span><text:span text:style-name="T4">&gt;org.springframework.boot&lt;/</text:span><text:span text:style-name="T2">groupId</text:span><text:span text:style-name="T4">&gt;</text:span></text:p>
      <text:p text:style-name="P4"><text:span text:style-name="T4"><text:tab/><text:tab/><text:tab/>&lt;</text:span><text:span text:style-name="T2">artifactId</text:span><text:span text:style-name="T4">&gt;spring-boot-starter&lt;/</text:span><text:span text:style-name="T2">artifactId</text:span><text:span text:style-name="T4">&gt;</text:span></text:p>
      <text:p text:style-name="P4"><text:span text:style-name="T4"><text:tab/><text:tab/>&lt;/</text:span><text:span text:style-name="T2">dependency</text:span><text:span text:style-name="T4">&gt;</text:span></text:p>
      <text:p text:style-name="P5"/>
      <text:p text:style-name="P4"><text:span text:style-name="T4"><text:tab/><text:tab/>&lt;</text:span><text:span text:style-name="T2">dependency</text:span><text:span text:style-name="T4">&gt;</text:span></text:p>
      <text:p text:style-name="P4"><text:span text:style-name="T4"><text:tab/><text:tab/><text:tab/>&lt;</text:span><text:span text:style-name="T2">groupId</text:span><text:span text:style-name="T4">&gt;org.springframework.boot&lt;/</text:span><text:span text:style-name="T2">groupId</text:span><text:span text:style-name="T4">&gt;</text:span></text:p>
      <text:p text:style-name="P4"><text:span text:style-name="T4"><text:tab/><text:tab/><text:tab/>&lt;</text:span><text:span text:style-name="T2">artifactId</text:span><text:span text:style-name="T4">&gt;spring-boot-starter-test&lt;/</text:span><text:span text:style-name="T2">artifactId</text:span><text:span text:style-name="T4">&gt;</text:span></text:p>
      <text:p text:style-name="P4"><text:span text:style-name="T4"><text:tab/><text:tab/><text:tab/>&lt;</text:span><text:span text:style-name="T2">scope</text:span><text:span text:style-name="T4">&gt;test&lt;/</text:span><text:span text:style-name="T2">scope</text:span><text:span text:style-name="T4">&gt;</text:span></text:p>
      <text:p text:style-name="P4"><text:span text:style-name="T4"><text:tab/><text:tab/>&lt;/</text:span><text:span text:style-name="T2">dependency</text:span><text:span text:style-name="T4">&gt;</text:span></text:p>
      <text:p text:style-name="P4"><text:span text:style-name="T4"><text:tab/><text:tab/></text:span></text:p>
      <text:p text:style-name="P4"><text:span text:style-name="T4"><text:tab/><text:tab/>&lt;</text:span><text:span text:style-name="T2">dependency</text:span><text:span text:style-name="T4">&gt;</text:span></text:p>
      <text:p text:style-name="P4"><text:span text:style-name="T4"><text:s text:c="12"/>&lt;</text:span><text:span text:style-name="T2">groupId</text:span><text:span text:style-name="T4">&gt;com.google.apis&lt;/</text:span><text:span text:style-name="T2">groupId</text:span><text:span text:style-name="T4">&gt;</text:span></text:p>
      <text:p text:style-name="P4"><text:span text:style-name="T4"><text:s text:c="12"/>&lt;</text:span><text:span text:style-name="T2">artifactId</text:span><text:span text:style-name="T4">&gt;google-api-services-drive&lt;/</text:span><text:span text:style-name="T2">artifactId</text:span><text:span text:style-name="T4">&gt;</text:span></text:p>
      <text:p text:style-name="P4"><text:span text:style-name="T4"><text:s text:c="12"/>&lt;</text:span><text:span text:style-name="T2">version</text:span><text:span text:style-name="T4">&gt;v3-rev105-1.23.0&lt;/</text:span><text:span text:style-name="T2">version</text:span><text:span text:style-name="T4">&gt;</text:span></text:p>
      <text:p text:style-name="P4"><text:span text:style-name="T4"><text:s text:c="8"/>&lt;/</text:span><text:span text:style-name="T2">dependency</text:span><text:span text:style-name="T4">&gt;</text:span></text:p>
      <text:p text:style-name="P4"><text:span text:style-name="T4"><text:s text:c="8"/></text:span><text:span text:style-name="T3">&lt;!-- https://mvnrepository.com/artifact/com.google.api-client/google-api-client --&gt;</text:span></text:p>
      <text:p text:style-name="P4"><text:span text:style-name="T4"><text:s text:c="8"/>&lt;</text:span><text:span text:style-name="T2">dependency</text:span><text:span text:style-name="T4">&gt;</text:span></text:p>
      <text:p text:style-name="P4"><text:span text:style-name="T4"><text:s text:c="12"/>&lt;</text:span><text:span text:style-name="T2">groupId</text:span><text:span text:style-name="T4">&gt;com.google.api-client&lt;/</text:span><text:span text:style-name="T2">groupId</text:span><text:span text:style-name="T4">&gt;</text:span></text:p>
      <text:p text:style-name="P4"><text:span text:style-name="T4"><text:s text:c="12"/>&lt;</text:span><text:span text:style-name="T2">artifactId</text:span><text:span text:style-name="T4">&gt;google-api-client&lt;/</text:span><text:span text:style-name="T2">artifactId</text:span><text:span text:style-name="T4">&gt;</text:span></text:p>
      <text:p text:style-name="P4"><text:span text:style-name="T4"><text:s text:c="12"/>&lt;</text:span><text:span text:style-name="T2">version</text:span><text:span text:style-name="T4">&gt;1.23.0&lt;/</text:span><text:span text:style-name="T2">version</text:span><text:span text:style-name="T4">&gt;</text:span></text:p>
      <text:p text:style-name="P4"><text:span text:style-name="T4"><text:s text:c="8"/>&lt;/</text:span><text:span text:style-name="T2">dependency</text:span><text:span text:style-name="T4">&gt;</text:span></text:p>
      <text:p text:style-name="P4"><text:span text:style-name="T3">&lt;!-- https://mvnrepository.com/artifact/com.google.oauth-client/google-oauth-client-jetty --&gt;</text:span></text:p>
      <text:p text:style-name="P4"><text:span text:style-name="T4"><text:s text:c="8"/>&lt;</text:span><text:span text:style-name="T2">dependency</text:span><text:span text:style-name="T4">&gt;</text:span></text:p>
      <text:p text:style-name="P4"><text:span text:style-name="T4"><text:s text:c="12"/>&lt;</text:span><text:span text:style-name="T2">groupId</text:span><text:span text:style-name="T4">&gt;com.google.oauth-client&lt;/</text:span><text:span text:style-name="T2">groupId</text:span><text:span text:style-name="T4">&gt;</text:span></text:p>
      <text:p text:style-name="P4"><text:span text:style-name="T4"><text:s text:c="12"/>&lt;</text:span><text:span text:style-name="T2">artifactId</text:span><text:span text:style-name="T4">&gt;google-oauth-client-jetty&lt;/</text:span><text:span text:style-name="T2">artifactId</text:span><text:span text:style-name="T4">&gt;</text:span></text:p>
      <text:p text:style-name="P4"><text:span text:style-name="T4"><text:s text:c="12"/>&lt;</text:span><text:span text:style-name="T2">version</text:span><text:span text:style-name="T4">&gt;1.23.0&lt;/</text:span><text:span text:style-name="T2">version</text:span><text:span text:style-name="T4">&gt;</text:span></text:p>
      <text:p text:style-name="P4"><text:span text:style-name="T4"><text:s text:c="8"/>&lt;/</text:span><text:span text:style-name="T2">dependency</text:span><text:span text:style-name="T4">&gt;</text:span></text:p>
      <text:p text:style-name="P4"><text:span text:style-name="T4"><text:tab/>&lt;/</text:span><text:span text:style-name="T2">dependencies</text:span><text:span text:style-name="T4">&gt;</text:span></text:p>
      <text:p text:style-name="P5"/>
      <text:p text:style-name="P4"><text:span text:style-name="T4"><text:tab/>&lt;</text:span><text:span text:style-name="T2">build</text:span><text:span text:style-name="T4">&gt;</text:span></text:p>
      <text:p text:style-name="P4"><text:span text:style-name="T4"><text:tab/><text:tab/>&lt;</text:span><text:span text:style-name="T2">plugins</text:span><text:span text:style-name="T4">&gt;</text:span></text:p>
      <text:p text:style-name="P4"><text:span text:style-name="T4"><text:tab/><text:tab/><text:tab/>&lt;</text:span><text:span text:style-name="T2">plugin</text:span><text:span text:style-name="T4">&gt;</text:span></text:p>
      <text:p text:style-name="P4"><text:span text:style-name="T4"><text:tab/><text:tab/><text:tab/><text:tab/>&lt;</text:span><text:span text:style-name="T2">groupId</text:span><text:span text:style-name="T4">&gt;org.springframework.boot&lt;/</text:span><text:span text:style-name="T2">groupId</text:span><text:span text:style-name="T4">&gt;</text:span></text:p>
      <text:p text:style-name="P4"><text:span text:style-name="T4"><text:tab/><text:tab/><text:tab/><text:tab/>&lt;</text:span><text:span text:style-name="T2">artifactId</text:span><text:span text:style-name="T4">&gt;spring-boot-maven-plugin&lt;/</text:span><text:span text:style-name="T2">artifactId</text:span><text:span text:style-name="T4">&gt;</text:span></text:p>
      <text:p text:style-name="P4"><text:span text:style-name="T4"><text:tab/><text:tab/><text:tab/>&lt;/</text:span><text:span text:style-name="T2">plugin</text:span><text:span text:style-name="T4">&gt;</text:span></text:p>
      <text:p text:style-name="P4"><text:span text:style-name="T4"><text:tab/><text:tab/>&lt;/</text:span><text:span text:style-name="T2">plugins</text:span><text:span text:style-name="T4">&gt;</text:span></text:p>
      <text:p text:style-name="P4"><text:span text:style-name="T4"><text:tab/>&lt;/</text:span><text:span text:style-name="T2">build</text:span><text:span text:style-name="T4">&gt;</text:span></text:p>
      <text:p text:style-name="P5"/>
      <text:p text:style-name="P4"><text:span text:style-name="T4">&lt;/</text:span><text:span text:style-name="T2">project</text:span><text:span text:style-name="T4">&gt;</text:span></text:p>
      <text:p text:style-name="P1"><text:bookmark text:name="docs-internal-guid-0548078f-7fff-9e42-a7e9-f7c7391229cf"/></text:p>
      <text:p text:style-name="P6">step1 . <text:s/>Download <text:s/>Spring Intilizer</text:p>
      <text:p text:style-name="P7">step2 . Clean the project</text:p>
      <text:p text:style-name="P7">step 3 . Add depandency</text:p>
      <text:p text:style-name="P7"/>
      <text:p text:style-name="P7"/>
      <text:p text:style-name="P8">Prime Number RPC </text:p>
      <text:p text:style-name="P13">RPC Client prime</text:p>
      <text:p text:style-name="P7"/>
      <text:p text:style-name="P7">package PrimeNumber;</text:p>
      <text:p text:style-name="P7"/>
      <text:p text:style-name="P7"/>
      <text:p text:style-name="P7"/>
      <text:p text:style-name="P7">import java.io.BufferedReader; </text:p>
      <text:p text:style-name="P7">import java.io.InputStreamReader; </text:p>
      <text:p text:style-name="P7">import java.net.DatagramPacket;</text:p>
      <text:p text:style-name="P7">import java.net.DatagramSocket; </text:p>
      <text:p text:style-name="P7">import java.net.InetAddress; </text:p>
      <text:p text:style-name="P7">import java.util.Scanner;</text:p>
      <text:p text:style-name="P7"/>
      <text:p text:style-name="P7">public class RPC_ClientPrime {</text:p>
      <text:p text:style-name="P7">DatagramSocket udpSocket;</text:p>
      <text:p text:style-name="P7">InetAddress serverAddress;</text:p>
      <text:p text:style-name="P7">int port;</text:p>
      <text:p text:style-name="P7">Scanner scanner;</text:p>
      <text:p text:style-name="P7">public RPC_ClientPrime(int port) {</text:p>
      <text:p text:style-name="P7">this.port = port;</text:p>
      <text:p text:style-name="P7">}</text:p>
      <text:p text:style-name="P7">public void sendReq() {</text:p>
      <text:p text:style-name="P7">String in;</text:p>
      <text:p text:style-name="P7">try {</text:p>
      <text:p text:style-name="P7">udpSocket = new DatagramSocket();</text:p>
      <text:p text:style-name="P7">InetAddress host = InetAddress.getLocalHost();</text:p>
      <text:p text:style-name="P7">serverAddress = InetAddress.getByName(host.getHostName());</text:p>
      <text:p text:style-name="P7">BufferedReader keyRead = new BufferedReader(new InputStreamReader(System.in));</text:p>
      <text:p text:style-name="P7">System.out.println("UDP Client started at " + InetAddress.getLocalHost());</text:p>
      <text:p text:style-name="P7">String paramlist="";</text:p>
      <text:p text:style-name="P7">//System.out.println("Enter Any Number ");in = keyRead.readLine();</text:p>
      <text:p text:style-name="P7">//paramlist=paramlist+in+"-";</text:p>
      <text:p text:style-name="P7">System.out.println("Enter Number :");</text:p>
      <text:p text:style-name="P7">in = keyRead.readLine();</text:p>
      <text:p text:style-name="P7"/>
      <text:p text:style-name="P7">paramlist=paramlist+in+"-";</text:p>
      <text:p text:style-name="P7"/>
      <text:p text:style-name="P7">in = keyRead.readLine();</text:p>
      <text:p text:style-name="P7">paramlist=paramlist+in;</text:p>
      <text:p text:style-name="P7">DatagramPacket p = new</text:p>
      <text:p text:style-name="P7">DatagramPacket(paramlist.getBytes(), paramlist.getBytes().length,</text:p>
      <text:p text:style-name="P7">serverAddress, port);</text:p>
      <text:p text:style-name="P7">udpSocket.send(p);</text:p>
      <text:p text:style-name="P7">}</text:p>
      <text:p text:style-name="P7">catch(Exception e) {</text:p>
      <text:p text:style-name="P7">System.out.println(e.getMessage());</text:p>
      <text:p text:style-name="P7">}</text:p>
      <text:p text:style-name="P7">}</text:p>
      <text:p text:style-name="P7">public static void main(String[] args) {</text:p>
      <text:p text:style-name="P7">RPC_ClientPrime sender = new RPC_ClientPrime(5000);</text:p>
      <text:p text:style-name="P7">sender.sendReq();</text:p>
      <text:p text:style-name="P7"><text:soft-page-break/>}</text:p>
      <text:p text:style-name="P7">}</text:p>
      <text:p text:style-name="P7"/>
      <text:p text:style-name="P7"/>
      <text:p text:style-name="P13">Rpc Server Prime</text:p>
      <text:p text:style-name="P7">package PrimeNumber;</text:p>
      <text:p text:style-name="P7"/>
      <text:p text:style-name="P7"/>
      <text:p text:style-name="P7">import java.net.DatagramPacket;</text:p>
      <text:p text:style-name="P7">import java.net.DatagramSocket;</text:p>
      <text:p text:style-name="P7">import java.net.InetAddress; </text:p>
      <text:p text:style-name="P7">import java.util.StringTokenizer;</text:p>
      <text:p text:style-name="P7"/>
      <text:p text:style-name="P7">public class RPC_ServerPrime {</text:p>
      <text:p text:style-name="P7">private DatagramSocket udpSocket;</text:p>
      <text:p text:style-name="P7">private int port;</text:p>
      <text:p text:style-name="P7">public RPC_ServerPrime(int port) {</text:p>
      <text:p text:style-name="P7">this.port = port;</text:p>
      <text:p text:style-name="P7">}</text:p>
      <text:p text:style-name="P7">public static int Prime(int num1)</text:p>
      <text:p text:style-name="P7">{</text:p>
      <text:p text:style-name="P7">return num1;</text:p>
      <text:p text:style-name="P7">}</text:p>
      <text:p text:style-name="P7"/>
      <text:p text:style-name="P7">void listen() {</text:p>
      <text:p text:style-name="P7">try {DatagramSocket udpSocket = new DatagramSocket(port);</text:p>
      <text:p text:style-name="P7">System.out.println("Server started at " + InetAddress.getLocalHost());</text:p>
      <text:p text:style-name="P7">String msg;</text:p>
      <text:p text:style-name="P7">byte[] buf = new byte[1024];</text:p>
      <text:p text:style-name="P7">DatagramPacket packet = new DatagramPacket(buf, buf.length);</text:p>
      <text:p text:style-name="P7">// blocks until a packet is received</text:p>
      <text:p text:style-name="P7">udpSocket.receive(packet);</text:p>
      <text:p text:style-name="P7">msg = new</text:p>
      <text:p text:style-name="P7">String(packet.getData()).trim();</text:p>
      <text:p text:style-name="P7">StringTokenizer str=new StringTokenizer(msg,"-");</text:p>
      <text:p text:style-name="P7">int num1=Integer.parseInt(str.nextToken());</text:p>
      <text:p text:style-name="P7"/>
      <text:p text:style-name="P7">int result,i,m=0,n=0,flag=0; <text:s/></text:p>
      <text:p text:style-name="P7">m=n/2; <text:s text:c="5"/></text:p>
      <text:p text:style-name="P7">if(n==0||n==1){ <text:s/></text:p>
      <text:p text:style-name="P7"><text:s/>System.out.println(num1+" is not prime number"); <text:s text:c="5"/></text:p>
      <text:p text:style-name="P7">}else{ <text:s/></text:p>
      <text:p text:style-name="P7"><text:s/>for(i=2;i&lt;=m;i++){ <text:s text:c="5"/></text:p>
      <text:p text:style-name="P7"><text:s text:c="2"/>if(n%i==0){ <text:s text:c="5"/></text:p>
      <text:p text:style-name="P7"><text:s text:c="3"/>System.out.println(num1+" is not prime number"); <text:s text:c="5"/></text:p>
      <text:p text:style-name="P7"><text:s text:c="3"/>flag=1; <text:s text:c="5"/></text:p>
      <text:p text:style-name="P7"><text:s text:c="3"/>break; <text:s text:c="5"/></text:p>
      <text:p text:style-name="P7"><text:s text:c="2"/>} <text:s text:c="5"/></text:p>
      <text:p text:style-name="P7"><text:s/>} <text:s text:c="5"/></text:p>
      <text:p text:style-name="P7"><text:s/>if(flag==0) <text:s/>{ </text:p>
      <text:p text:style-name="P7"><text:tab/> System.out.println(num1+" is prime number"); } <text:s/></text:p>
      <text:p text:style-name="P7">}//end of else <text:s/></text:p>
      <text:p text:style-name="P7"><text:soft-page-break/>} <text:s text:c="3"/></text:p>
      <text:p text:style-name="P7"/>
      <text:p text:style-name="P7"/>
      <text:p text:style-name="P7"/>
      <text:p text:style-name="P7">catch(Exception e) {</text:p>
      <text:p text:style-name="P7">System.out.println(e.getMessage());</text:p>
      <text:p text:style-name="P7">}</text:p>
      <text:p text:style-name="P7">finally {</text:p>
      <text:p text:style-name="P7">//udpSocket.close();</text:p>
      <text:p text:style-name="P7">}</text:p>
      <text:p text:style-name="P7">}</text:p>
      <text:p text:style-name="P7">public static void main(String[] args) {</text:p>
      <text:p text:style-name="P7">RPC_ServerPrime client = new RPC_ServerPrime(5000);</text:p>
      <text:p text:style-name="P7">client.listen();</text:p>
      <text:p text:style-name="P7">}</text:p>
      <text:p text:style-name="P7">}</text:p>
      <text:p text:style-name="P7"/>
      <text:p text:style-name="P7"/>
      <text:p text:style-name="P7"/>
      <text:p text:style-name="P12">calculator <text:s/>file </text:p>
      <text:p text:style-name="P9"/>
      <text:p text:style-name="P11">calculator.java</text:p>
      <text:p text:style-name="P9">package Praticalno3;</text:p>
      <text:p text:style-name="P9"/>
      <text:p text:style-name="P9">import java.awt.event.*;</text:p>
      <text:p text:style-name="P9">import java.awt.*;</text:p>
      <text:p text:style-name="P9">import javax.swing.*;</text:p>
      <text:p text:style-name="P9">public class calculator extends JFrame implements ActionListener</text:p>
      <text:p text:style-name="P9">{</text:p>
      <text:p text:style-name="P9">JButton b10,b11,b12,b13,b14,b15;</text:p>
      <text:p text:style-name="P9">JButton b[]=new JButton[10];</text:p>
      <text:p text:style-name="P9">int i,r,n1,n2;</text:p>
      <text:p text:style-name="P9">JTextField res;</text:p>
      <text:p text:style-name="P9">char op;</text:p>
      <text:p text:style-name="P9">public calculator()</text:p>
      <text:p text:style-name="P9">{</text:p>
      <text:p text:style-name="P9">super("calulator");</text:p>
      <text:p text:style-name="P9">setLayout(new BorderLayout());</text:p>
      <text:p text:style-name="P9">JPanel p=new JPanel();</text:p>
      <text:p text:style-name="P9">p.setLayout(new GridLayout(4,4));</text:p>
      <text:p text:style-name="P9">for(int i=0;i&lt;=9;i++)</text:p>
      <text:p text:style-name="P9">{</text:p>
      <text:p text:style-name="P9">b[i]=new JButton(i+"");</text:p>
      <text:p text:style-name="P9">p.add(b[i]);</text:p>
      <text:p text:style-name="P9">b[i].addActionListener(this);</text:p>
      <text:p text:style-name="P9">}</text:p>
      <text:p text:style-name="P9">b10=new JButton("+");</text:p>
      <text:p text:style-name="P9">p.add(b10);</text:p>
      <text:p text:style-name="P9">b10.addActionListener(this);</text:p>
      <text:p text:style-name="P9">b11=new JButton("-");</text:p>
      <text:p text:style-name="P9">p.add(b11);</text:p>
      <text:p text:style-name="P9">b11.addActionListener(this);</text:p>
      <text:p text:style-name="P9"><text:soft-page-break/>b12=new JButton("*");</text:p>
      <text:p text:style-name="P9">p.add(b12);</text:p>
      <text:p text:style-name="P9">b12.addActionListener(this);</text:p>
      <text:p text:style-name="P9">b13=new JButton("/");</text:p>
      <text:p text:style-name="P9">p.add(b13);</text:p>
      <text:p text:style-name="P9">b13.addActionListener(this);</text:p>
      <text:p text:style-name="P9">b14=new JButton("=");</text:p>
      <text:p text:style-name="P9">p.add(b14);</text:p>
      <text:p text:style-name="P9">b14.addActionListener(this);</text:p>
      <text:p text:style-name="P9">b15=new JButton("C");</text:p>
      <text:p text:style-name="P9">p.add(b15);</text:p>
      <text:p text:style-name="P9">b15.addActionListener(this);</text:p>
      <text:p text:style-name="P9">res=new JTextField(10);</text:p>
      <text:p text:style-name="P9">add(p,BorderLayout.CENTER);</text:p>
      <text:p text:style-name="P9">add(res,BorderLayout.NORTH);</text:p>
      <text:p text:style-name="P9">setVisible(true);</text:p>
      <text:p text:style-name="P9">setSize(200,200);</text:p>
      <text:p text:style-name="P9">}</text:p>
      <text:p text:style-name="P9">public void actionPerformed(ActionEvent ae)</text:p>
      <text:p text:style-name="P9">{</text:p>
      <text:p text:style-name="P9">JButton pb=(JButton)ae.getSource();</text:p>
      <text:p text:style-name="P9">if(pb==b15)</text:p>
      <text:p text:style-name="P9">{</text:p>
      <text:p text:style-name="P9">r=n1=n2=0;</text:p>
      <text:p text:style-name="P9">res.setText("");</text:p>
      <text:p text:style-name="P9">}</text:p>
      <text:p text:style-name="P9">else</text:p>
      <text:p text:style-name="P9">if(pb==b14)</text:p>
      <text:p text:style-name="P9">{</text:p>
      <text:p text:style-name="P9">n2=Integer.parseInt(res.getText());</text:p>
      <text:p text:style-name="P9">eval();</text:p>
      <text:p text:style-name="P9">res.setText(""+r);</text:p>
      <text:p text:style-name="P9">}</text:p>
      <text:p text:style-name="P9">else</text:p>
      <text:p text:style-name="P9">{</text:p>
      <text:p text:style-name="P9">boolean opf=false;</text:p>
      <text:p text:style-name="P9">if(pb==b10)</text:p>
      <text:p text:style-name="P9">{ op='+';</text:p>
      <text:p text:style-name="P9">opf=true;</text:p>
      <text:p text:style-name="P9">}</text:p>
      <text:p text:style-name="P9">if(pb==b11)</text:p>
      <text:p text:style-name="P9">{ op='-';opf=true;}</text:p>
      <text:p text:style-name="P9">if(pb==b12)</text:p>
      <text:p text:style-name="P9">{ op='*';opf=true;}</text:p>
      <text:p text:style-name="P9">if(pb==b13)</text:p>
      <text:p text:style-name="P9">{ op='/';opf=true;}</text:p>
      <text:p text:style-name="P9">if(opf==false)</text:p>
      <text:p text:style-name="P9">{</text:p>
      <text:p text:style-name="P9">for(i=0;i&lt;10;i++)</text:p>
      <text:p text:style-name="P9">{</text:p>
      <text:p text:style-name="P9">if(pb==b[i])</text:p>
      <text:p text:style-name="P9">{</text:p>
      <text:p text:style-name="P9"><text:soft-page-break/>String t=res.getText();</text:p>
      <text:p text:style-name="P9">t+=i;</text:p>
      <text:p text:style-name="P9">res.setText(t);</text:p>
      <text:p text:style-name="P9">}</text:p>
      <text:p text:style-name="P9">}</text:p>
      <text:p text:style-name="P9">}</text:p>
      <text:p text:style-name="P9">else</text:p>
      <text:p text:style-name="P9">{</text:p>
      <text:p text:style-name="P9">n1=Integer.parseInt(res.getText());</text:p>
      <text:p text:style-name="P9">res.setText(""); }}</text:p>
      <text:p text:style-name="P9">}</text:p>
      <text:p text:style-name="P9">int eval()</text:p>
      <text:p text:style-name="P9">{</text:p>
      <text:p text:style-name="P9">switch(op)</text:p>
      <text:p text:style-name="P9">{</text:p>
      <text:p text:style-name="P9">case '+': r=n1+n2; break;</text:p>
      <text:p text:style-name="P9">case '-': r=n1-n2; break;</text:p>
      <text:p text:style-name="P9">case '*': r=n1*n2; break;</text:p>
      <text:p text:style-name="P9">case '/': r=n1/n2; break;</text:p>
      <text:p text:style-name="P9">}</text:p>
      <text:p text:style-name="P9">return 0;</text:p>
      <text:p text:style-name="P9">}}</text:p>
      <text:p text:style-name="P9"/>
      <text:p text:style-name="P9"/>
      <text:p text:style-name="P9"/>
      <text:p text:style-name="P11">Calculator.java</text:p>
      <text:p text:style-name="P9"/>
      <text:p text:style-name="P9">package Praticalno3;</text:p>
      <text:p text:style-name="P9"/>
      <text:p text:style-name="P9">import java.rmi.Remote;</text:p>
      <text:p text:style-name="P9">import java.rmi.RemoteException;</text:p>
      <text:p text:style-name="P9">public interface Calculator extends Remote{</text:p>
      <text:p text:style-name="P9">public void calculate() throws RemoteException;</text:p>
      <text:p text:style-name="P9">}</text:p>
      <text:p text:style-name="P9"/>
      <text:p text:style-name="P9"/>
      <text:p text:style-name="P14">Main.java</text:p>
      <text:p text:style-name="P9"/>
      <text:p text:style-name="P9">package Praticalno3;</text:p>
      <text:p text:style-name="P9"/>
      <text:p text:style-name="P9">import java.rmi.RemoteException;</text:p>
      <text:p text:style-name="P9">import java.rmi.server.UnicastRemoteObject;</text:p>
      <text:p text:style-name="P9">public class Main extends UnicastRemoteObject implements Calculator{</text:p>
      <text:p text:style-name="P9">protected Main() throws RemoteException {</text:p>
      <text:p text:style-name="P9">super();</text:p>
      <text:p text:style-name="P9">}</text:p>
      <text:p text:style-name="P9">private static final long serialVersionUID = 1L;</text:p>
      <text:p text:style-name="P9">@Override</text:p>
      <text:p text:style-name="P9">public void calculate() throws RemoteException {</text:p>
      <text:p text:style-name="P9">new calculator();</text:p>
      <text:p text:style-name="P9">}</text:p>
      <text:p text:style-name="P9">}</text:p>
      <text:p text:style-name="P16"><text:soft-page-break/>client.java</text:p>
      <text:p text:style-name="P10"><text:span text:style-name="T9">package</text:span><text:span text:style-name="T4"> Praticalno3;</text:span></text:p>
      <text:p text:style-name="P5"/>
      <text:p text:style-name="P4"><text:span text:style-name="T9">import</text:span><text:span text:style-name="T4"> java.rmi.Naming;</text:span></text:p>
      <text:p text:style-name="P4"><text:span text:style-name="T9">public</text:span><text:span text:style-name="T4"> </text:span><text:span text:style-name="T9">class</text:span><text:span text:style-name="T4"> Client {</text:span></text:p>
      <text:p text:style-name="P4"><text:span text:style-name="T9">public</text:span><text:span text:style-name="T4"> </text:span><text:span text:style-name="T9">static</text:span><text:span text:style-name="T4"> </text:span><text:span text:style-name="T9">void</text:span><text:span text:style-name="T4"> main(String[] </text:span><text:span text:style-name="T10">args</text:span><text:span text:style-name="T4">) {</text:span></text:p>
      <text:p text:style-name="P4"><text:span text:style-name="T9">try</text:span></text:p>
      <text:p text:style-name="P4"><text:span text:style-name="T4">{</text:span></text:p>
      <text:p text:style-name="P4"><text:span text:style-name="T4">Calculator</text:span></text:p>
      <text:p text:style-name="P4"><text:span text:style-name="T10">access</text:span><text:span text:style-name="T4">=(Calculator)Naming.</text:span><text:span text:style-name="T5">lookup</text:span><text:span text:style-name="T4">(</text:span><text:span text:style-name="T11">"rmi://localhost:1900/calculator"</text:span><text:span text:style-name="T4">);</text:span></text:p>
      <text:p text:style-name="P4"><text:span text:style-name="T10">access</text:span><text:span text:style-name="T4">.calculate();</text:span></text:p>
      <text:p text:style-name="P4"><text:span text:style-name="T4">}</text:span></text:p>
      <text:p text:style-name="P4"><text:span text:style-name="T9">catch</text:span><text:span text:style-name="T4">(Exception </text:span><text:span text:style-name="T10">ex</text:span><text:span text:style-name="T4">)</text:span></text:p>
      <text:p text:style-name="P4"><text:span text:style-name="T4">{</text:span></text:p>
      <text:p text:style-name="P4"><text:span text:style-name="T4">System.</text:span><text:span text:style-name="T12">out</text:span><text:span text:style-name="T4">.println(</text:span><text:span text:style-name="T10">ex</text:span><text:span text:style-name="T4">);</text:span></text:p>
      <text:p text:style-name="P4"><text:span text:style-name="T4">}</text:span></text:p>
      <text:p text:style-name="P4"><text:span text:style-name="T4">}</text:span></text:p>
      <text:p text:style-name="P9"><text:span text:style-name="T4">}</text:span></text:p>
      <text:p text:style-name="P9"><text:span text:style-name="T4"/></text:p>
      <text:p text:style-name="P15"><text:span text:style-name="T6">Server.java</text:span></text:p>
      <text:p text:style-name="P9"><text:span text:style-name="T4"/></text:p>
      <text:p text:style-name="P9"><text:span text:style-name="T4">package Praticalno3;</text:span></text:p>
      <text:p text:style-name="P9"><text:span text:style-name="T4"/></text:p>
      <text:p text:style-name="P9"><text:span text:style-name="T4">import java.rmi.Naming;</text:span></text:p>
      <text:p text:style-name="P9"><text:span text:style-name="T4">import java.rmi.registry.LocateRegistry;</text:span></text:p>
      <text:p text:style-name="P9"><text:span text:style-name="T4">public class Server {</text:span></text:p>
      <text:p text:style-name="P9"><text:span text:style-name="T4">public static void main(String[] args) {</text:span></text:p>
      <text:p text:style-name="P9"><text:span text:style-name="T4">try</text:span></text:p>
      <text:p text:style-name="P9"><text:span text:style-name="T4">{</text:span></text:p>
      <text:p text:style-name="P9"><text:span text:style-name="T4">Calculator cal=new Main();</text:span></text:p>
      <text:p text:style-name="P9"><text:span text:style-name="T4">LocateRegistry.createRegistry(1900);</text:span></text:p>
      <text:p text:style-name="P9"><text:span text:style-name="T4">Naming.rebind("rmi://localhost:1900/calculator", cal);</text:span></text:p>
      <text:p text:style-name="P9"><text:span text:style-name="T4">}</text:span></text:p>
      <text:p text:style-name="P9"><text:span text:style-name="T4">catch(Exception ex)</text:span></text:p>
      <text:p text:style-name="P9"><text:span text:style-name="T4">{</text:span></text:p>
      <text:p text:style-name="P9"><text:span text:style-name="T4">System.out.println(ex);</text:span></text:p>
      <text:p text:style-name="P9"><text:span text:style-name="T4">}</text:span></text:p>
      <text:p text:style-name="P9"><text:span text:style-name="T4">}</text:span></text:p>
      <text:p text:style-name="P9"><text:span text:style-name="T4"/></text:p>
      <text:p text:style-name="P9"><text:span text:style-name="T4">}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9:34:00.638963054</meta:creation-date>
    <dc:date>2022-12-06T23:57:06.623998046</dc:date>
    <meta:editing-duration>PT3H52M42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0" meta:paragraph-count="437" meta:word-count="1009" meta:character-count="13147" meta:non-whitespace-character-count="11586"/>
  </office:meta>
</office:document-meta>
</file>